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itle">
      <style:text-properties fo:language="de" fo:country="DE"/>
    </style:style>
    <style:style style:name="P3" style:family="paragraph" style:parent-style-name="Subtitle">
      <style:text-properties fo:language="de" fo:country="DE"/>
    </style:style>
    <style:style style:name="P4" style:family="paragraph" style:parent-style-name="Contents_20_Heading">
      <style:text-properties fo:language="de" fo:country="DE"/>
    </style:style>
    <style:style style:name="P5" style:family="paragraph" style:parent-style-name="Heading_20_1">
      <style:text-properties fo:language="de" fo:country="DE"/>
    </style:style>
    <style:style style:name="P6" style:family="paragraph" style:parent-style-name="Header">
      <style:text-properties fo:language="de" fo:country="DE"/>
    </style:style>
    <style:style style:name="P7" style:family="paragraph" style:parent-style-name="Footer">
      <style:text-properties fo:language="de" fo:country="DE"/>
    </style:style>
    <style:style style:name="P8" style:family="paragraph" style:parent-style-name="Preformatted_20_Text">
      <style:text-properties fo:color="#a9b7c6" style:font-name="JetBrains Mono" fo:language="de" fo:country="DE"/>
    </style:style>
    <style:style style:name="P9" style:family="paragraph" style:parent-style-name="Preformatted_20_Text">
      <style:text-properties fo:color="#a9b7c6" style:font-name="JetBrains Mono" fo:language="de" fo:country="DE" fo:background-color="#fff200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language="de" fo:country="DE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fo:language="de" fo:country="DE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language="de" fo:country="DE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8888c6" style:font-name="JetBrains Mono" fo:language="de" fo:country="DE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language="de" fo:country="DE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cc7832" fo:language="de" fo:country="DE"/>
    </style:style>
    <style:style style:name="P16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language="de" fo:country="DE"/>
    </style:style>
    <style:style style:name="P1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fo:language="de" fo:country="DE"/>
    </style:style>
    <style:style style:name="P1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808080" style:font-name="JetBrains Mono" fo:language="de" fo:country="DE"/>
    </style:style>
    <style:style style:name="P19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20" style:family="paragraph" style:parent-style-name="Text_20_body">
      <style:text-properties fo:language="de" fo:country="DE" fo:background-color="#ffffff"/>
    </style:style>
    <style:style style:name="P21" style:family="paragraph" style:parent-style-name="Text_20_body">
      <style:text-properties fo:language="de" fo:country="DE" fo:background-color="#fff200"/>
    </style:style>
    <style:style style:name="P22" style:family="paragraph" style:parent-style-name="Text_20_body">
      <style:text-properties fo:color="#a9b7c6" style:font-name="JetBrains Mono" fo:language="de" fo:country="DE"/>
    </style:style>
    <style:style style:name="P23" style:family="paragraph" style:parent-style-name="Text_20_body">
      <style:text-properties fo:background-color="#ffffff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ffc66d"/>
    </style:style>
    <style:style style:name="T4" style:family="text">
      <style:text-properties fo:color="#ffc66d" style:font-name="JetBrains Mono"/>
    </style:style>
    <style:style style:name="T5" style:family="text">
      <style:text-properties style:font-name="JetBrains Mono"/>
    </style:style>
    <style:style style:name="T6" style:family="text">
      <style:text-properties fo:color="#6a8759"/>
    </style:style>
    <style:style style:name="T7" style:family="text">
      <style:text-properties fo:color="#6a8759" style:font-name="JetBrains Mono"/>
    </style:style>
    <style:style style:name="T8" style:family="text">
      <style:text-properties fo:color="#808080"/>
    </style:style>
    <style:style style:name="T9" style:family="text">
      <style:text-properties fo:color="#808080" style:font-name="JetBrains Mono"/>
    </style:style>
    <style:style style:name="T10" style:family="text">
      <style:text-properties fo:color="#6897bb"/>
    </style:style>
    <style:style style:name="T11" style:family="text">
      <style:text-properties fo:color="#6897bb" style:font-name="JetBrains Mono"/>
    </style:style>
    <style:style style:name="T12" style:family="text">
      <style:text-properties fo:color="#8888c6"/>
    </style:style>
    <style:style style:name="T13" style:family="text">
      <style:text-properties fo:color="#8888c6" style:font-name="JetBrains Mono"/>
    </style:style>
    <style:style style:name="T14" style:family="text">
      <style:text-properties fo:color="#a9b7c6" style:font-name="JetBrains Mono"/>
    </style:style>
    <style:style style:name="T15" style:family="text">
      <style:text-properties fo:language="de" fo:country="DE"/>
    </style:style>
    <style:style style:name="T16" style:family="text">
      <style:text-properties fo:language="de" fo:country="DE" fo:background-color="#ffffff"/>
    </style:style>
    <style:style style:name="T17" style:family="text">
      <style:text-properties style:font-name="Liberation Serif1" fo:font-size="12pt"/>
    </style:style>
    <style:style style:name="T18" style:family="text">
      <style:text-properties style:font-name="Liberation Serif1" fo:font-size="12pt" fo:language="de" fo:country="DE"/>
    </style:style>
    <style:style style:name="T19" style:family="text">
      <style:text-properties style:font-name="Liberation Serif1" fo:font-size="12pt" fo:language="de" fo:country="DE" fo:background-color="#ffffff"/>
    </style:style>
    <style:style style:name="T20" style:family="text">
      <style:text-properties style:font-name="Liberation Serif1" fo:font-size="12pt" fo:language="en" fo:country="US" fo:background-color="#ffffff"/>
    </style:style>
    <style:style style:name="T21" style:family="text">
      <style:text-properties style:font-name="Liberation Serif1" fo:font-size="12pt" fo:background-color="#fffff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reference-mark-start text:name="Aufgabe"/>Junior Aufgabe 1<text:reference-mark-end text:name="Aufgabe"/></text:p>
      <text:p text:style-name="P3">Team-ID: 00719 </text:p>
      <text:p text:style-name="P3">Team: YOLO</text:p>
      <text:p text:style-name="P3">Bearbeiter/-innen dieser Aufgabe:<text:line-break/>Witold Mowinski</text:p>
      <text:p text:style-name="P3"><text:date style:data-style-name="N81" text:date-value="2022-11-18T11:25:43.31" text:fixed="true">18. Novem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Inhaltsverzeichnis</text:p>
          </text:index-title>
          <text:p text:style-name="P1"><text:a xlink:type="simple" xlink:href="#__RefHeading___Toc2232_4178761632" text:style-name="Index_20_Link" text:visited-style-name="Index_20_Link"><text:span text:style-name="T15">Lösungsidee<text:tab/>1</text:span></text:a></text:p>
          <text:p text:style-name="P1"><text:a xlink:type="simple" xlink:href="#__RefHeading___Toc2234_4178761632" text:style-name="Index_20_Link" text:visited-style-name="Index_20_Link"><text:span text:style-name="T15">Umsetzung<text:tab/>1</text:span></text:a></text:p>
          <text:p text:style-name="P1"><text:a xlink:type="simple" xlink:href="#__RefHeading___Toc2236_4178761632" text:style-name="Index_20_Link" text:visited-style-name="Index_20_Link"><text:span text:style-name="T15">Beispiele<text:tab/>2</text:span></text:a></text:p>
          <text:p text:style-name="P1"><text:a xlink:type="simple" xlink:href="#__RefHeading___Toc2238_4178761632" text:style-name="Index_20_Link" text:visited-style-name="Index_20_Link"><text:span text:style-name="T15">Quellcode<text:tab/>2</text:span></text:a></text:p>
        </text:index-body>
      </text:table-of-content>
      <text:p text:style-name="P19"/>
      <text:h text:style-name="P5" text:outline-level="1"><text:bookmark-start text:name="__RefHeading___Toc2232_4178761632"/>Lösungsidee<text:bookmark-end text:name="__RefHeading___Toc2232_4178761632"/></text:h>
      <text:p text:style-name="P20">Da die Aufgabe 3 Regeln vorschreibt, ist der code in diese 3 Regeln eingeteilt bei denen man im nachhinein abgleichen kann:</text:p>
      <text:p text:style-name="P20">Regel 1:<text:line-break/>Überprüft ob die Vokabelgruppen und das Nachfolgende der zwei Wörter übereinstimmt</text:p>
      <text:p text:style-name="P20">Regel 2:<text:line-break/>Überprüft ob die Vokabelgruppe und das Nachfolgende mindestens 50% vom Wort sind</text:p>
      <text:p text:style-name="P20">Regel 3:<text:line-break/>Überprüft ob das eine Wort nicht mit dem anderen Wort endet und andersrum</text:p>
      <text:p text:style-name="P20">Schließlich geht man durch alle Wörter durch und setzt die passenden paare zusammen</text:p>
      <text:h text:style-name="P5" text:outline-level="1"><text:bookmark-start text:name="__RefHeading___Toc2234_4178761632"/>Umsetzung<text:bookmark-end text:name="__RefHeading___Toc2234_4178761632"/></text:h>
      <text:p text:style-name="P23"><text:span text:style-name="T15">Zuerst braucht man eine </text:span><text:span text:style-name="T17">Hilfs Funktion</text:span><text:span text:style-name="T15"> die einem einen boolean </text:span><text:span text:style-name="T18">ausgibt</text:span><text:span text:style-name="T15"> ob die </text:span><text:span text:style-name="T18">eingegebene</text:span><text:span text:style-name="T15"> String auch nur aus vokalen besteht, dann noch eine </text:span><text:span text:style-name="T18">Hilfs Methode</text:span><text:span text:style-name="T15"> die das Wort in konsonanten und Vokale aufteilt. Da jede Regel für zwei Wörter </text:span><text:span text:style-name="T18">angewandt</text:span><text:span text:style-name="T15"> werden muss ist in der Regel </text:span><text:span text:style-name="T18">Funktion</text:span><text:span text:style-name="T15"> jeweils eine oder mehr </text:span><text:span text:style-name="T18">Unterfunktionen</text:span><text:span text:style-name="T15"> die dann das einzelne Wort verarbeiten.</text:span></text:p>
      <text:p text:style-name="P23"><text:span text:style-name="T15">Regel 1:<text:line-break/>Nimmt die Konsonant und Vokal Abfolgen aus der </text:span><text:span text:style-name="T17">Hilfs Funktion</text:span><text:span text:style-name="T15"> als list und dreht diese um, dann </text:span><text:soft-page-break/><text:span text:style-name="T15">geht man diese durch bis man zwei vokale </text:span><text:span text:style-name="T18">entdeckt</text:span><text:span text:style-name="T15"> hat. Dann gleicht man ab ob beide Wörter </text:span><text:span text:style-name="T18">dieselben </text:span><text:span text:style-name="T15">Endungen haben.</text:span></text:p>
      <text:p text:style-name="P23"><text:span text:style-name="T15">Regel 2:<text:line-break/>die Buchstaben die in der Vokabelgruppe und folgende werden gezählt. Danach wird der </text:span><text:span text:style-name="T17">Anteil </text:span><text:span text:style-name="T15"><text:s/>vom ganzen </text:span><text:span text:style-name="T18">Wort</text:span><text:span text:style-name="T15"> berechnet.</text:span></text:p>
      <text:p text:style-name="P20">Regel 3:<text:line-break/>wenn Wort 1 mit Wort 2 endet oder andersrum </text:p>
      <text:p text:style-name="Text_20_body"><text:span text:style-name="T16">Dann wird abgeglichen man entnimmt zuerst ein </text:span><text:span text:style-name="T21">Wort </text:span><text:span text:style-name="T16"><text:s/>aus der gesamten </text:span><text:span text:style-name="T19">Wortliste </text:span><text:span text:style-name="T16"><text:s/>und iteriert über diese mithilfe von enumerate, wenn man ein Wort findet dass mit dem ersten in allen 3 regeln übereinstimmt dann wird das zweite Wort auch entnommen und beide werden gespeichert und dann beginnt das von vorne. Wenn man keine passende </text:span><text:span text:style-name="T20">Übereinstimmung</text:span><text:span text:style-name="T16"> für das erst W</text:span><text:span text:style-name="T19">ort</text:span><text:span text:style-name="T16"> findet kommt das in eine liste für </text:span><text:span text:style-name="T20">paar lose</text:span><text:span text:style-name="T16">.</text:span></text:p>
      <text:h text:style-name="P5" text:outline-level="1"><text:bookmark-start text:name="__RefHeading___Toc2236_4178761632"/>Beispiele<text:bookmark-end text:name="__RefHeading___Toc2236_4178761632"/></text:h>
      <text:p text:style-name="P9"/>
      <text:p text:style-name="P10"><text:span text:style-name="T1">if </text:span><text:span text:style-name="T12">__name__ == </text:span><text:span text:style-name="T6">"__main__"</text:span><text:span text:style-name="T12">:</text:span></text:p>
      <text:p text:style-name="P12"><text:span text:style-name="T14"><text:s text:c="4"/></text:span><text:span text:style-name="T13">print</text:span><text:span text:style-name="T14">(match_rhymes(Aufgabe.txt0))<text:line-break/></text:span><text:span text:style-name="T13"># -&gt; schiene + biene, recht + knecht, glühen + bemühen </text:span></text:p>
      <text:p text:style-name="P12"><text:span text:style-name="T13"># -&gt; hygiene, hersagen, breitschlagen, schwank, schlank</text:span><text:span text:style-name="T1"><text:line-break/></text:span></text:p>
      <text:p text:style-name="P12"><text:span text:style-name="T14"><text:s text:c="4"/></text:span><text:span text:style-name="T13">print</text:span><text:span text:style-name="T14">(match_rhymes(Aufgabe.txt1))</text:span><text:span text:style-name="T5"><text:line-break/></text:span><text:span text:style-name="T13"># -&gt; wildnis + bildnis, note + brote</text:span></text:p>
      <text:p text:style-name="P13"># -&gt; xor-funktion, paprikaschote, konsumption, geständnis, absorption</text:p>
      <text:p text:style-name="P13"/>
      <text:p text:style-name="P12"><text:span text:style-name="T13"><text:s text:c="4"/>print</text:span><text:span text:style-name="T14">(match_rhymes(Aufgabe.txt2))<text:line-break/></text:span><text:span text:style-name="T13"># -&gt; ypsilon + epsilon<text:line-break/># -&gt; tempel, poststempel, passfoto , foto<text:line-break/><text:line-break/> <text:s text:c="3"/># aufgaben nr 3 sind 2 seiten output </text:span></text:p>
      <text:p text:style-name="P13"/>
      <text:p text:style-name="P22"/>
      <text:p text:style-name="P21"/>
      <text:h text:style-name="P5" text:outline-level="1"><text:bookmark-start text:name="__RefHeading___Toc2238_4178761632"/>Quellcode<text:bookmark-end text:name="__RefHeading___Toc2238_4178761632"/></text:h>
      <text:p text:style-name="P8"><text:span text:style-name="T1">from </text:span>datasets <text:span text:style-name="T1">import </text:span>JuniorAufgabe1 <text:span text:style-name="T1">as </text:span>Aufgabe</text:p>
      <text:p text:style-name="P14"># if char or str is only made up of vocals</text:p>
      <text:p text:style-name="P10"><text:span text:style-name="T1">def </text:span><text:span text:style-name="T3">has_voc</text:span>(str):</text:p>
      <text:p text:style-name="P11"><text:s text:c="4"/><text:span text:style-name="T2">for </text:span><text:span text:style-name="T5">l </text:span><text:span text:style-name="T2">in </text:span><text:span text:style-name="T5">str:</text:span></text:p>
      <text:p text:style-name="P11"><text:s text:c="8"/><text:span text:style-name="T2">if </text:span><text:span text:style-name="T5">l </text:span><text:span text:style-name="T2">not in </text:span><text:span text:style-name="T7">"aeiouöäü"</text:span><text:span text:style-name="T5">: <text:s/></text:span><text:span text:style-name="T9"># öüä -&gt; CRINGE</text:span></text:p>
      <text:p text:style-name="P11"><text:span text:style-name="T8"><text:s text:c="12"/></text:span><text:span text:style-name="T2">return False</text:span></text:p>
      <text:p text:style-name="P15"><text:s text:c="4"/><text:span text:style-name="T5">return True</text:span></text:p>
      <text:p text:style-name="P16"/>
      <text:p text:style-name="P14"># taifun <text:s/>-&gt; t <text:s/>ai f u n</text:p>
      <text:p text:style-name="P14"># aaabbbcdefg -&gt; aaa bbbcd e fg</text:p>
      <text:p text:style-name="P14"># split up onto vocs and kons</text:p>
      <text:p text:style-name="P10"><text:span text:style-name="T1">def </text:span><text:span text:style-name="T3">get_vokalgrupe</text:span>(word):</text:p>
      <text:p text:style-name="P11"><text:s text:c="4"/><text:span text:style-name="T5">syl = word[</text:span><text:span text:style-name="T11">0</text:span><text:span text:style-name="T5">]</text:span></text:p>
      <text:p text:style-name="P11"><text:soft-page-break/><text:s text:c="4"/><text:span text:style-name="T5">sylables = []</text:span></text:p>
      <text:p text:style-name="P11"><text:s text:c="4"/><text:span text:style-name="T5">last = </text:span><text:span text:style-name="T2">not </text:span><text:span text:style-name="T5">has_voc(syl)</text:span></text:p>
      <text:p text:style-name="P11"><text:s text:c="4"/><text:span text:style-name="T2">for </text:span><text:span text:style-name="T5">l </text:span><text:span text:style-name="T2">in </text:span><text:span text:style-name="T5">word[</text:span><text:span text:style-name="T11">1</text:span><text:span text:style-name="T5">:]:</text:span></text:p>
      <text:p text:style-name="P11"><text:s text:c="8"/><text:span text:style-name="T2">if </text:span><text:span text:style-name="T5">has_voc(l) </text:span><text:span text:style-name="T2">is </text:span><text:span text:style-name="T5">last:</text:span></text:p>
      <text:p text:style-name="P11"><text:s text:c="12"/><text:span text:style-name="T5">sylables.append(syl)</text:span></text:p>
      <text:p text:style-name="P11"><text:s text:c="12"/><text:span text:style-name="T5">syl = </text:span><text:span text:style-name="T7">""</text:span></text:p>
      <text:p text:style-name="P11"><text:span text:style-name="T6"><text:s text:c="12"/></text:span><text:span text:style-name="T5">last = </text:span><text:span text:style-name="T2">not </text:span><text:span text:style-name="T5">last</text:span></text:p>
      <text:p text:style-name="P11"><text:s text:c="8"/><text:span text:style-name="T5">syl += l</text:span></text:p>
      <text:p text:style-name="P11"><text:s text:c="4"/><text:span text:style-name="T5">sylables.append(syl)</text:span></text:p>
      <text:p text:style-name="P11"><text:s text:c="4"/><text:span text:style-name="T2">return </text:span><text:span text:style-name="T5">sylables</text:span></text:p>
      <text:p text:style-name="P10"/>
      <text:p text:style-name="P10"><text:span text:style-name="T1">def </text:span><text:span text:style-name="T3">vocals</text:span>(word):</text:p>
      <text:p text:style-name="P11"><text:s text:c="4"/><text:span text:style-name="T5">syl1 = get_vokalgrupe(word)</text:span></text:p>
      <text:p text:style-name="P11"><text:s text:c="4"/><text:span text:style-name="T2">if not </text:span><text:span text:style-name="T5">has_voc(syl1[</text:span><text:span text:style-name="T11">0</text:span><text:span text:style-name="T5">]):</text:span></text:p>
      <text:p text:style-name="P11"><text:s text:c="8"/><text:span text:style-name="T5">syl1.pop(</text:span><text:span text:style-name="T11">0</text:span><text:span text:style-name="T5">)</text:span></text:p>
      <text:p text:style-name="P11"><text:s text:c="4"/><text:span text:style-name="T5">syl1 = </text:span><text:span text:style-name="T13">list</text:span><text:span text:style-name="T5">(</text:span><text:span text:style-name="T13">filter</text:span><text:span text:style-name="T5">(has_voc</text:span><text:span text:style-name="T2">, </text:span><text:span text:style-name="T5">syl1))</text:span></text:p>
      <text:p text:style-name="P11"><text:s text:c="4"/><text:span text:style-name="T2">return </text:span><text:span text:style-name="T5">syl1</text:span></text:p>
      <text:p text:style-name="P10"/>
      <text:p text:style-name="P14"># get vocgruppe of both, check if following part is same</text:p>
      <text:p text:style-name="P10"><text:span text:style-name="T1">def </text:span><text:span text:style-name="T3">regel1</text:span>(w1: <text:span text:style-name="T12">str</text:span><text:span text:style-name="T1">, </text:span>w2: <text:span text:style-name="T12">str</text:span>):</text:p>
      <text:p text:style-name="P11"><text:s text:c="4"/><text:span text:style-name="T2">def </text:span><text:span text:style-name="T4">get_last_same</text:span><text:span text:style-name="T5">(word):</text:span></text:p>
      <text:p text:style-name="P11"><text:s text:c="8"/><text:span text:style-name="T5">syl1 = get_vokalgrupe(word)</text:span></text:p>
      <text:p text:style-name="P11"><text:s text:c="8"/><text:span text:style-name="T5">buff = </text:span><text:span text:style-name="T7">""</text:span></text:p>
      <text:p text:style-name="P11"><text:span text:style-name="T6"><text:s text:c="8"/></text:span><text:span text:style-name="T5">br = </text:span><text:span text:style-name="T11">0</text:span></text:p>
      <text:p text:style-name="P11"><text:span text:style-name="T10"><text:s text:c="8"/></text:span><text:span text:style-name="T2">for </text:span><text:span text:style-name="T5">sr </text:span><text:span text:style-name="T2">in </text:span><text:span text:style-name="T5">syl1[::-</text:span><text:span text:style-name="T11">1</text:span><text:span text:style-name="T5">]:</text:span></text:p>
      <text:p text:style-name="P11"><text:s text:c="12"/><text:span text:style-name="T5">buff += sr[::-</text:span><text:span text:style-name="T11">1</text:span><text:span text:style-name="T5">]</text:span></text:p>
      <text:p text:style-name="P11"><text:s text:c="12"/><text:span text:style-name="T2">if </text:span><text:span text:style-name="T5">has_voc(sr):</text:span></text:p>
      <text:p text:style-name="P11"><text:s text:c="16"/><text:span text:style-name="T5">br += </text:span><text:span text:style-name="T11">1</text:span></text:p>
      <text:p text:style-name="P11"><text:span text:style-name="T10"><text:s text:c="16"/></text:span><text:span text:style-name="T2">if </text:span><text:span text:style-name="T5">br == (</text:span><text:span text:style-name="T11">1 </text:span><text:span text:style-name="T2">if </text:span><text:span text:style-name="T13">len</text:span><text:span text:style-name="T5">(vocals(word)) == </text:span><text:span text:style-name="T11">1 </text:span><text:span text:style-name="T2">else </text:span><text:span text:style-name="T11">2</text:span><text:span text:style-name="T5">):</text:span></text:p>
      <text:p text:style-name="P11"><text:s text:c="20"/><text:span text:style-name="T2">break</text:span></text:p>
      <text:p text:style-name="P11"><text:span text:style-name="T1"><text:s text:c="8"/></text:span><text:span text:style-name="T2">return </text:span><text:span text:style-name="T5">buff[::-</text:span><text:span text:style-name="T11">1</text:span><text:span text:style-name="T5">]</text:span></text:p>
      <text:p text:style-name="P11"><text:s text:c="4"/><text:span text:style-name="T5">v1</text:span><text:span text:style-name="T2">, </text:span><text:span text:style-name="T5">v2 = get_last_same(w1)</text:span><text:span text:style-name="T2">, </text:span><text:span text:style-name="T5">get_last_same(w2)</text:span></text:p>
      <text:p text:style-name="P11"><text:s text:c="4"/><text:span text:style-name="T2">return </text:span><text:span text:style-name="T5">v1 == v2</text:span></text:p>
      <text:p text:style-name="P10"/>
      <text:p text:style-name="P14"># voc gruppe + following part &gt;= 50% of word</text:p>
      <text:p text:style-name="P10"><text:span text:style-name="T1">def </text:span><text:span text:style-name="T3">regel2</text:span>(w1: <text:span text:style-name="T12">str</text:span><text:span text:style-name="T1">, </text:span>w2: <text:span text:style-name="T12">str</text:span>):</text:p>
      <text:p text:style-name="P11"><text:s text:c="4"/><text:span text:style-name="T9"># check if the words following part is bigger than 50%</text:span></text:p>
      <text:p text:style-name="P11"><text:span text:style-name="T8"><text:s text:c="4"/></text:span><text:span text:style-name="T2">def </text:span><text:span text:style-name="T4">bigger_than_half</text:span><text:span text:style-name="T5">(word):</text:span></text:p>
      <text:p text:style-name="P11"><text:s text:c="8"/><text:span text:style-name="T5">syl1 = get_vokalgrupe(word)</text:span></text:p>
      <text:p text:style-name="P11"><text:s text:c="8"/><text:span text:style-name="T5">buff = </text:span><text:span text:style-name="T7">""</text:span></text:p>
      <text:p text:style-name="P11"><text:span text:style-name="T6"><text:s text:c="8"/></text:span><text:span text:style-name="T2">for </text:span><text:span text:style-name="T5">l </text:span><text:span text:style-name="T2">in </text:span><text:span text:style-name="T5">syl1[::-</text:span><text:span text:style-name="T11">1</text:span><text:span text:style-name="T5">][:(</text:span><text:span text:style-name="T11">1 </text:span><text:span text:style-name="T2">if </text:span><text:span text:style-name="T13">len</text:span><text:span text:style-name="T5">(vocals(word)) == </text:span><text:span text:style-name="T11">1 </text:span><text:span text:style-name="T2">else </text:span><text:span text:style-name="T11">2</text:span><text:span text:style-name="T5">) * </text:span><text:span text:style-name="T11">2</text:span><text:span text:style-name="T5">]:</text:span></text:p>
      <text:p text:style-name="P11"><text:s text:c="12"/><text:span text:style-name="T5">buff += l</text:span></text:p>
      <text:p text:style-name="P11"><text:s text:c="8"/><text:span text:style-name="T2">return not </text:span><text:span text:style-name="T5">((</text:span><text:span text:style-name="T13">len</text:span><text:span text:style-name="T5">(buff) / </text:span><text:span text:style-name="T13">len</text:span><text:span text:style-name="T5">(word)) &lt; </text:span><text:span text:style-name="T11">.5</text:span><text:span text:style-name="T5">)</text:span></text:p>
      <text:p text:style-name="P11"><text:s text:c="4"/><text:span text:style-name="T2">return not </text:span><text:span text:style-name="T5">(</text:span><text:span text:style-name="T2">not </text:span><text:span text:style-name="T5">bigger_than_half(w1) </text:span><text:span text:style-name="T2">or not </text:span><text:span text:style-name="T5">bigger_than_half(w2))</text:span></text:p>
      <text:p text:style-name="P10"/>
      <text:p text:style-name="P14"># word 1 cant end with word 2 and otherwise</text:p>
      <text:p text:style-name="P10"><text:span text:style-name="T1">def </text:span><text:span text:style-name="T3">regel3</text:span>(w1: <text:span text:style-name="T12">str</text:span><text:span text:style-name="T1">, </text:span>w2: <text:span text:style-name="T12">str</text:span>):</text:p>
      <text:p text:style-name="P11"><text:s text:c="4"/><text:span text:style-name="T2">return not </text:span><text:span text:style-name="T5">w1.endswith(w2) </text:span><text:span text:style-name="T2">or </text:span><text:span text:style-name="T5">w2.endswith(w1)</text:span></text:p>
      <text:p text:style-name="P10"/>
      <text:p text:style-name="P10"><text:span text:style-name="T1">def </text:span><text:span text:style-name="T3">regel123</text:span>(w1: <text:span text:style-name="T12">str</text:span><text:span text:style-name="T1">, </text:span>w2: <text:span text:style-name="T12">str</text:span>):</text:p>
      <text:p text:style-name="P11"><text:s text:c="4"/><text:span text:style-name="T2">return </text:span><text:span text:style-name="T5">regel1(w1</text:span><text:span text:style-name="T2">, </text:span><text:span text:style-name="T5">w2)</text:span><text:span text:style-name="T2">, </text:span><text:span text:style-name="T5">regel2(w1</text:span><text:span text:style-name="T2">, </text:span><text:span text:style-name="T5">w2)</text:span><text:span text:style-name="T2">, </text:span><text:span text:style-name="T5">regel3(w1</text:span><text:span text:style-name="T2">, </text:span><text:span text:style-name="T5">w2)</text:span></text:p>
      <text:p text:style-name="P10"/>
      <text:p text:style-name="P14"># match pairs</text:p>
      <text:p text:style-name="P10"><text:span text:style-name="T1">def </text:span><text:span text:style-name="T3">sorter</text:span>(words: <text:span text:style-name="T12">list</text:span>):</text:p>
      <text:p text:style-name="P11"><text:s text:c="4"/><text:span text:style-name="T5">pairs = []</text:span></text:p>
      <text:p text:style-name="P11"><text:s text:c="4"/><text:span text:style-name="T5">lost = []</text:span></text:p>
      <text:p text:style-name="P11"><text:s text:c="4"/><text:span text:style-name="T2">try</text:span><text:span text:style-name="T5">:</text:span></text:p>
      <text:p text:style-name="P11"><text:s text:c="8"/><text:span text:style-name="T9"># get the first word</text:span></text:p>
      <text:p text:style-name="P11"><text:span text:style-name="T8"><text:s text:c="8"/></text:span><text:span text:style-name="T2">for </text:span><text:span text:style-name="T5">n </text:span><text:span text:style-name="T2">in </text:span><text:span text:style-name="T13">range</text:span><text:span text:style-name="T5">(</text:span><text:span text:style-name="T13">len</text:span><text:span text:style-name="T5">(words) - </text:span><text:span text:style-name="T11">1</text:span><text:span text:style-name="T5">):</text:span></text:p>
      <text:p text:style-name="P11"><text:soft-page-break/><text:s text:c="12"/><text:span text:style-name="T5">w1 = words.pop()</text:span></text:p>
      <text:p text:style-name="P11"><text:s text:c="12"/><text:span text:style-name="T9"># iterate over all other words</text:span></text:p>
      <text:p text:style-name="P11"><text:span text:style-name="T8"><text:s text:c="12"/></text:span><text:span text:style-name="T2">for </text:span><text:span text:style-name="T5">i</text:span><text:span text:style-name="T2">, </text:span><text:span text:style-name="T5">w2 </text:span><text:span text:style-name="T2">in </text:span><text:span text:style-name="T13">enumerate</text:span><text:span text:style-name="T5">(words):</text:span></text:p>
      <text:p text:style-name="P11"><text:s text:c="16"/><text:span text:style-name="T2">if </text:span><text:span text:style-name="T5">regel1(w1</text:span><text:span text:style-name="T2">, </text:span><text:span text:style-name="T5">w2) </text:span><text:span text:style-name="T2">and </text:span><text:span text:style-name="T5">regel2(w1</text:span><text:span text:style-name="T2">, </text:span><text:span text:style-name="T5">w2) </text:span><text:span text:style-name="T2">and </text:span><text:span text:style-name="T5">regel3(w1</text:span><text:span text:style-name="T2">, </text:span><text:span text:style-name="T5">w2):</text:span></text:p>
      <text:p text:style-name="P11"><text:s text:c="20"/><text:span text:style-name="T9"># if one word matches, save words and remove w1 from the pool</text:span></text:p>
      <text:p text:style-name="P11"><text:span text:style-name="T8"><text:s text:c="20"/></text:span><text:span text:style-name="T5">pairs.append((w1</text:span><text:span text:style-name="T2">, </text:span><text:span text:style-name="T5">w2))</text:span></text:p>
      <text:p text:style-name="P11"><text:s text:c="20"/><text:span text:style-name="T5">words.pop(i)</text:span></text:p>
      <text:p text:style-name="P11"><text:s text:c="20"/><text:span text:style-name="T2">break</text:span></text:p>
      <text:p text:style-name="P11"><text:span text:style-name="T1"><text:s text:c="12"/></text:span><text:span text:style-name="T9"># if none match</text:span></text:p>
      <text:p text:style-name="P11"><text:span text:style-name="T8"><text:s text:c="12"/></text:span><text:span text:style-name="T2">else</text:span><text:span text:style-name="T5">:</text:span></text:p>
      <text:p text:style-name="P11"><text:s text:c="16"/><text:span text:style-name="T5">lost.append(w1)</text:span></text:p>
      <text:p text:style-name="P11"><text:s text:c="4"/><text:span text:style-name="T2">finally</text:span><text:span text:style-name="T5">:</text:span></text:p>
      <text:p text:style-name="P11"><text:s text:c="8"/><text:span text:style-name="T2">return </text:span><text:span text:style-name="T5">pairs</text:span><text:span text:style-name="T2">, </text:span><text:span text:style-name="T5">lost</text:span></text:p>
      <text:p text:style-name="P10"/>
      <text:p text:style-name="P10"><text:span text:style-name="T1">def </text:span><text:span text:style-name="T3">nice_print</text:span>(ls<text:span text:style-name="T1">, </text:span>lost):</text:p>
      <text:p text:style-name="P11"><text:s text:c="4"/><text:span text:style-name="T5">srs = []</text:span></text:p>
      <text:p text:style-name="P11"><text:s text:c="4"/><text:span text:style-name="T2">for </text:span><text:span text:style-name="T5">x</text:span><text:span text:style-name="T2">, </text:span><text:span text:style-name="T5">y </text:span><text:span text:style-name="T2">in </text:span><text:span text:style-name="T5">ls:</text:span></text:p>
      <text:p text:style-name="P11"><text:s text:c="8"/><text:span text:style-name="T5">srs.append(</text:span><text:span text:style-name="T7">f"</text:span><text:span text:style-name="T2">{</text:span><text:span text:style-name="T5">x</text:span><text:span text:style-name="T2">}</text:span><text:span text:style-name="T7"> + </text:span><text:span text:style-name="T2">{</text:span><text:span text:style-name="T5">y</text:span><text:span text:style-name="T2">}</text:span><text:span text:style-name="T7">"</text:span><text:span text:style-name="T5">)</text:span></text:p>
      <text:p text:style-name="P11"><text:s text:c="4"/><text:span text:style-name="T2">return </text:span><text:span text:style-name="T7">", "</text:span><text:span text:style-name="T5">.join(srs) + </text:span><text:span text:style-name="T7">"</text:span><text:span text:style-name="T2">\n</text:span><text:span text:style-name="T7">" </text:span><text:span text:style-name="T5">+ </text:span><text:span text:style-name="T7">", "</text:span><text:span text:style-name="T5">.join(lost)</text:span></text:p>
      <text:p text:style-name="P10"/>
      <text:p text:style-name="P10"><text:span text:style-name="T1">def </text:span><text:span text:style-name="T3">match_rhymes</text:span>(data: <text:span text:style-name="T12">str </text:span>= Aufgabe.txt0):</text:p>
      <text:p text:style-name="P11"><text:s text:c="4"/><text:span text:style-name="T5">words = data.lower().split(</text:span><text:span text:style-name="T7">"</text:span><text:span text:style-name="T2">\n</text:span><text:span text:style-name="T7">"</text:span><text:span text:style-name="T5">)</text:span></text:p>
      <text:p text:style-name="P11"><text:s text:c="4"/><text:span text:style-name="T2">return </text:span><text:span text:style-name="T5">sorter(words)</text:span></text:p>
      <text:p text:style-name="P10"/>
      <text:p text:style-name="P10"><text:span text:style-name="T1">if </text:span>__name__ == <text:span text:style-name="T6">"__main__"</text:span>:</text:p>
      <text:p text:style-name="P11"><text:s text:c="4"/><text:span text:style-name="T5">txt = Aufgabe.txt1</text:span></text:p>
      <text:p text:style-name="P11"><text:s text:c="4"/><text:span text:style-name="T9"># print(match_rhymes(txt))</text:span></text:p>
      <text:p text:style-name="P11"><text:span text:style-name="T8"><text:s text:c="4"/></text:span><text:span text:style-name="T13">print</text:span><text:span text:style-name="T5">(nice_print(*match_rhymes(txt)))</text:span></text:p>
      <text:p text:style-name="P17"><text:s text:c="4"/><text:span text:style-name="T9"># print(regel123("schwank", "schlank"))</text:span></text:p>
      <text:p text:style-name="P1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size="8pt" style:letter-kerning="true" style:font-name-asian="Mangal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loext:contextual-spacing="false" fo:margin-top="0.423cm" fo:margin-bottom="0.212cm" fo:hyphenation-ladder-count="no-limit" fo:keep-with-next="always"/>
      <style:text-properties style:font-name="Liberation Serif" fo:font-size="16pt" fo:font-weight="bold" style:letter-kerning="true" style:font-name-asian="FreeSans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prechblasentext_20_Zchn" style:display-name="Sprechblasentext Zchn" style:family="text">
      <style:text-properties style:font-name="Tahoma" fo:font-size="8pt" style:letter-kerning="true" style:font-name-asian="Mangal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.61cm" fo:margin-left="0cm" fo:margin-right="0cm" fo:margin-top="0.508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reference-ref text:reference-format="text" text:ref-name="Aufgabe">Junior Aufgabe 1</text:reference-ref><text:tab/><text:tab/>Team-ID: 00719 </text:p>
      </style:header>
      <style:footer>
        <text:p text:style-name="MP2"><text:tab/><text:page-number text:select-page="current">4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11:25:45</meta:creation-date>
    <meta:editing-duration>PT24M42S</meta:editing-duration>
    <meta:editing-cycles>7</meta:editing-cycles>
    <meta:generator>OpenOffice/4.1.13$Win32 OpenOffice.org_project/4113m1$Build-9810</meta:generator>
    <meta:initial-creator>a a</meta:initial-creator>
    <dc:date>2022-11-20T12:59:10.82</dc:date>
    <dc:creator>a a</dc:creator>
    <meta:document-statistic meta:table-count="0" meta:image-count="0" meta:object-count="0" meta:page-count="4" meta:paragraph-count="123" meta:word-count="748" meta:character-count="5185"/>
  </office:meta>
</office:document-meta>
</file>